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4.1cm" svg:height="1.9cm" svg:x="8.6cm" svg:y="7.2cm">
          <text:p text:style-name="P1">導流管</text:p>
        </draw:rect>
        <draw:line draw:style-name="gr2" draw:text-style-name="P1" draw:layer="layout" svg:x1="5.4cm" svg:y1="8.1cm" svg:x2="8.7cm" svg:y2="8.1cm">
          <text:p/>
        </draw:line>
        <draw:line draw:style-name="gr2" draw:text-style-name="P1" draw:layer="layout" svg:x1="12.7cm" svg:y1="8.1cm" svg:x2="15.7cm" svg:y2="8.1cm">
          <text:p/>
        </draw:line>
        <draw:frame draw:style-name="gr3" draw:text-style-name="P2" draw:layer="layout" svg:width="2.619cm" svg:height="0.806cm" svg:x="5.7cm" svg:y="8.1cm">
          <draw:text-box>
            <text:p text:style-name="P2"><text:span text:style-name="T1">資料流輸入</text:span></text:p>
          </draw:text-box>
        </draw:frame>
        <draw:frame draw:style-name="gr3" draw:text-style-name="P2" draw:layer="layout" svg:width="2.619cm" svg:height="0.806cm" svg:x="12.781cm" svg:y="8.082cm">
          <draw:text-box>
            <text:p text:style-name="P2"><text:span text:style-name="T1">資料流輸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Lin</meta:initial-creator>
    <meta:creation-date>2014-12-13T05:25:50.74</meta:creation-date>
    <dc:date>2014-12-13T05:28:10.69</dc:date>
    <dc:creator>Brian Lin</dc:creator>
    <meta:editing-duration>PT2M22S</meta:editing-duration>
    <meta:editing-cycles>1</meta:editing-cycles>
    <meta:document-statistic meta:object-count="5"/>
    <meta:generator>OpenOffice/4.1.1$Win32 OpenOffice.org_project/411m6$Build-9775</meta:generator>
  </office:meta>
</office:document-meta>
</file>